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2808"/>
    </style:style>
    <style:style style:name="P2" style:family="paragraph" style:parent-style-name="Text_20_body">
      <style:text-properties style:font-name="Ubuntu" officeooo:rsid="002a9316" officeooo:paragraph-rsid="002a9316"/>
    </style:style>
    <style:style style:name="P3" style:family="paragraph" style:parent-style-name="Text_20_body">
      <style:text-properties style:font-name="Ubuntu" officeooo:rsid="0093ef61" officeooo:paragraph-rsid="0093ef61"/>
    </style:style>
    <style:style style:name="P4" style:family="paragraph" style:parent-style-name="Text_20_body">
      <style:text-properties style:font-name="Ubuntu" officeooo:rsid="0091a0bb" officeooo:paragraph-rsid="0091a0bb"/>
    </style:style>
    <style:style style:name="P5" style:family="paragraph" style:parent-style-name="Text_20_body">
      <style:text-properties style:font-name="Ubuntu" officeooo:rsid="0097beee" officeooo:paragraph-rsid="0097beee"/>
    </style:style>
    <style:style style:name="P6" style:family="paragraph" style:parent-style-name="Text_20_body">
      <style:text-properties fo:color="#000000" fo:font-style="normal" fo:font-weight="normal" officeooo:rsid="00224b46" officeooo:paragraph-rsid="0093ef61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style:font-name="Ubuntu" fo:font-style="normal" fo:font-weight="normal" officeooo:rsid="002a9316" officeooo:paragraph-rsid="0091a0bb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color="#000000" style:font-name="Ubuntu" fo:font-style="normal" fo:font-weight="normal" officeooo:rsid="0038d9d9" officeooo:paragraph-rsid="0094a399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color="#000000" style:font-name="Ubuntu" fo:font-style="normal" fo:font-weight="bold" officeooo:rsid="0093ef61" officeooo:paragraph-rsid="0093ef61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1d1cc4" officeooo:paragraph-rsid="001d1cc4"/>
    </style:style>
    <style:style style:name="P11" style:family="paragraph" style:parent-style-name="Text_20_body">
      <style:text-properties style:use-window-font-color="true" fo:font-style="normal" fo:font-weight="normal" officeooo:rsid="0091a0bb" officeooo:paragraph-rsid="0091a0bb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93ef61"/>
    </style:style>
    <style:style style:name="P13" style:family="paragraph" style:parent-style-name="Text_20_body">
      <style:text-properties officeooo:paragraph-rsid="0094a399"/>
    </style:style>
    <style:style style:name="P14" style:family="paragraph" style:parent-style-name="Heading_20_1">
      <style:text-properties style:font-name="Ubuntu" officeooo:rsid="001c2808" officeooo:paragraph-rsid="001c2808"/>
    </style:style>
    <style:style style:name="P15" style:family="paragraph" style:parent-style-name="Heading_20_2">
      <style:text-properties style:font-name="Ubuntu" officeooo:rsid="0093ef61" officeooo:paragraph-rsid="0093ef61"/>
    </style:style>
    <style:style style:name="P16" style:family="paragraph" style:parent-style-name="Heading_20_2">
      <style:text-properties style:font-name="Ubuntu" officeooo:rsid="0094a399" officeooo:paragraph-rsid="0097ab86"/>
    </style:style>
    <style:style style:name="P17" style:family="paragraph" style:parent-style-name="Heading_20_2">
      <style:text-properties officeooo:rsid="0091a0bb" officeooo:paragraph-rsid="0091a0bb"/>
    </style:style>
    <style:style style:name="P18" style:family="paragraph" style:parent-style-name="Heading_20_2">
      <style:text-properties officeooo:rsid="0098de42" officeooo:paragraph-rsid="0098de42"/>
    </style:style>
    <style:style style:name="P19" style:family="paragraph" style:parent-style-name="Heading_20_2">
      <style:text-properties officeooo:rsid="009979ff" officeooo:paragraph-rsid="009979ff"/>
    </style:style>
    <style:style style:name="P20" style:family="paragraph" style:parent-style-name="Heading_20_2">
      <style:paragraph-properties fo:break-before="page"/>
      <style:text-properties officeooo:rsid="0091a0bb" officeooo:paragraph-rsid="0091a0bb"/>
    </style:style>
    <style:style style:name="P21" style:family="paragraph" style:parent-style-name="Heading_20_2">
      <style:paragraph-properties fo:break-before="page"/>
      <style:text-properties officeooo:rsid="0094a399" officeooo:paragraph-rsid="0094a399"/>
    </style:style>
    <style:style style:name="P22" style:family="paragraph" style:parent-style-name="Text_20_body" style:list-style-name="L1">
      <style:text-properties style:use-window-font-color="true" style:font-name="Ubuntu" fo:font-style="normal" fo:font-weight="normal" officeooo:rsid="0091a0bb" officeooo:paragraph-rsid="0093ef61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">
      <style:text-properties style:use-window-font-color="true" style:font-name="Ubuntu" fo:font-style="normal" fo:font-weight="normal" officeooo:rsid="0093ef61" officeooo:paragraph-rsid="0093ef61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">
      <style:text-properties style:use-window-font-color="true" fo:font-style="normal" fo:font-weight="normal" officeooo:rsid="0091a0bb" officeooo:paragraph-rsid="0093ef61" style:font-style-asian="normal" style:font-weight-asian="normal" style:font-style-complex="normal" style:font-weight-complex="normal"/>
    </style:style>
    <style:style style:name="P25" style:family="paragraph" style:parent-style-name="Text_20_body" style:list-style-name="L2">
      <style:text-properties officeooo:paragraph-rsid="0091a0bb"/>
    </style:style>
    <style:style style:name="P26" style:family="paragraph" style:parent-style-name="Text_20_body" style:list-style-name="L2">
      <style:text-properties fo:color="#000000" style:font-name="Ubuntu" fo:font-style="normal" fo:font-weight="bold" officeooo:rsid="002a9316" officeooo:paragraph-rsid="0091a0bb" style:font-style-asian="normal" style:font-weight-asian="bold" style:font-style-complex="normal" style:font-weight-complex="bold"/>
    </style:style>
    <style:style style:name="P27" style:family="paragraph" style:parent-style-name="Text_20_body" style:list-style-name="L2">
      <style:text-properties fo:color="#000000" style:font-name="Ubuntu" fo:font-style="normal" fo:font-weight="bold" officeooo:rsid="002a9316" officeooo:paragraph-rsid="0092dda7" style:font-style-asian="normal" style:font-weight-asian="bold" style:font-style-complex="normal" style:font-weight-complex="bold"/>
    </style:style>
    <style:style style:name="P28" style:family="paragraph" style:parent-style-name="Text_20_body" style:list-style-name="L2">
      <style:text-properties fo:color="#000000" style:font-name="Ubuntu" fo:font-style="normal" fo:font-weight="bold" officeooo:rsid="0091a0bb" officeooo:paragraph-rsid="0091a0bb" style:font-style-asian="normal" style:font-weight-asian="bold" style:font-style-complex="normal" style:font-weight-complex="bold"/>
    </style:style>
    <style:style style:name="P29" style:family="paragraph" style:parent-style-name="Text_20_body" style:list-style-name="L2">
      <style:text-properties fo:color="#000000" style:font-name="Ubuntu" fo:font-style="normal" fo:font-weight="bold" officeooo:rsid="0092dda7" officeooo:paragraph-rsid="0092dda7" style:font-style-asian="normal" style:font-weight-asian="bold" style:font-style-complex="normal" style:font-weight-complex="bold"/>
    </style:style>
    <style:style style:name="P30" style:family="paragraph" style:parent-style-name="Text_20_body" style:list-style-name="L2">
      <style:text-properties fo:color="#000000" style:font-name="Ubuntu" fo:font-style="normal" fo:font-weight="bold" officeooo:rsid="0093ef61" officeooo:paragraph-rsid="0093ef61" style:font-style-asian="normal" style:font-weight-asian="bold" style:font-style-complex="normal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1c2808"/>
    </style:style>
    <style:style style:name="T3" style:family="text">
      <style:text-properties style:font-name="Ubuntu" officeooo:rsid="001df661"/>
    </style:style>
    <style:style style:name="T4" style:family="text">
      <style:text-properties style:font-name="Ubuntu" fo:font-style="italic" style:font-style-asian="italic" style:font-style-complex="italic"/>
    </style:style>
    <style:style style:name="T5" style:family="text">
      <style:text-properties style:font-name="Ubuntu" officeooo:rsid="0093ef61"/>
    </style:style>
    <style:style style:name="T6" style:family="text">
      <style:text-properties style:font-name="Ubuntu" officeooo:rsid="0094a399"/>
    </style:style>
    <style:style style:name="T7" style:family="text">
      <style:text-properties style:font-name="Ubuntu" officeooo:rsid="0098de42"/>
    </style:style>
    <style:style style:name="T8" style:family="text">
      <style:text-properties fo:color="#ff6600" style:font-name="Ubuntu" fo:font-style="italic" fo:font-weight="bold" officeooo:rsid="00219a0d" style:font-style-asian="italic" style:font-weight-asian="bold" style:font-style-complex="italic" style:font-weight-complex="bold"/>
    </style:style>
    <style:style style:name="T9" style:family="text">
      <style:text-properties fo:color="#ff6600" style:font-name="Ubuntu" fo:font-style="italic" style:font-style-asian="italic" style:font-style-complex="italic"/>
    </style:style>
    <style:style style:name="T10" style:family="text">
      <style:text-properties fo:color="#000000" style:font-name="Ubuntu" fo:font-style="normal" fo:font-weight="normal" officeooo:rsid="002a9316" style:font-style-asian="normal" style:font-weight-asian="normal" style:font-style-complex="normal" style:font-weight-complex="normal"/>
    </style:style>
    <style:style style:name="T11" style:family="text">
      <style:text-properties fo:color="#000000" style:font-name="Ubuntu" fo:font-style="normal" fo:font-weight="bold" officeooo:rsid="002a9316" style:font-style-asian="normal" style:font-weight-asian="bold" style:font-style-complex="normal" style:font-weight-complex="bold"/>
    </style:style>
    <style:style style:name="T12" style:family="text">
      <style:text-properties style:use-window-font-color="true" style:font-name="Ubuntu" officeooo:rsid="00219a0d"/>
    </style:style>
    <style:style style:name="T13" style:family="text">
      <style:text-properties style:use-window-font-color="true" style:font-name="Ubuntu" officeooo:rsid="0091a0b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a9316" style:font-weight-asian="normal" style:font-weight-complex="normal"/>
    </style:style>
    <style:style style:name="T16" style:family="text">
      <style:text-properties fo:font-weight="normal" officeooo:rsid="0091a0bb" style:font-weight-asian="normal" style:font-weight-complex="normal"/>
    </style:style>
    <style:style style:name="T17" style:family="text">
      <style:text-properties fo:font-weight="normal" officeooo:rsid="0092dda7" style:font-weight-asian="normal" style:font-weight-complex="normal"/>
    </style:style>
    <style:style style:name="T18" style:family="text">
      <style:text-properties fo:font-weight="normal" officeooo:rsid="002f1c2b" style:font-weight-asian="normal" style:font-weight-complex="normal"/>
    </style:style>
    <style:style style:name="T19" style:family="text">
      <style:text-properties fo:font-weight="normal" officeooo:rsid="00302958" style:font-weight-asian="normal" style:font-weight-complex="normal"/>
    </style:style>
    <style:style style:name="T20" style:family="text">
      <style:text-properties fo:font-weight="normal" officeooo:rsid="00318f65" style:font-weight-asian="normal" style:font-weight-complex="normal"/>
    </style:style>
    <style:style style:name="T21" style:family="text">
      <style:text-properties officeooo:rsid="002f1c2b"/>
    </style:style>
    <style:style style:name="T22" style:family="text">
      <style:text-properties officeooo:rsid="0094a399"/>
    </style:style>
    <style:style style:name="T23" style:family="text">
      <style:text-properties officeooo:rsid="0096aa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lan de pruebas</text:h>
      <text:p text:style-name="P1"/>
      <text:p text:style-name="P2">Probar es el proceso de ejecución del software con la intención de encontrar, y también corregir, errores.</text:p>
      <text:p text:style-name="P10"><text:span text:style-name="T2">L</text:span><text:span text:style-name="T1">as pruebas pertenecen al procedimiento de verificación y validación, donde la verificación se refiere al conjunto de tareas que garantizan que el software implementa correctamente una función específica, y la validación, es el conjunto de tareas que </text:span><text:span text:style-name="T3">aseguran que el software que se contruye sigue los requerimientos del cliente.</text:span><text:span text:style-name="T8">Cita</text:span></text:p>
      <text:p text:style-name="P11"/>
      <text:h text:style-name="P20" text:outline-level="2">1. Pruebas orientadas a una aplicación web</text:h>
      <text:p text:style-name="P11"/>
      <text:p text:style-name="P11"><text:span text:style-name="T1">Como nuestra aplicación se trata de una </text:span><text:span text:style-name="T4">webapp</text:span><text:span text:style-name="T1">, las pruebas están focalizadas y diseñadas de forma personalizada para ser aplicadas a la misma.</text:span></text:p>
      <text:p text:style-name="P11"/>
      <text:h text:style-name="P15" text:outline-level="2">1.1. Objetivos</text:h>
      <text:p text:style-name="P3"/>
      <text:p text:style-name="P6"><text:span text:style-name="T1">Para enmarcar correctamente las pruebas a realizar, se han de conocer con detalle los objetivos de las mismas. </text:span><text:span text:style-name="T12">L</text:span><text:span text:style-name="T13">os objetivos de nuestro plan de pruebas son:</text:span></text:p>
      <text:list xml:id="list6611116940228730509" text:style-name="L1">
        <text:list-item>
          <text:p text:style-name="P22">Todos los requisitos de la aplicación deben estar implementados.</text:p>
        </text:list-item>
        <text:list-item>
          <text:p text:style-name="P24"><text:span text:style-name="T1">El diseño de la interfaz de nuestra aplicación debe ser lo más universal, </text:span><text:span text:style-name="T9">responsive</text:span><text:span text:style-name="T1">, amigable, intuitivo y usable posible. </text:span></text:p>
        </text:list-item>
        <text:list-item>
          <text:p text:style-name="P22">Debe existir una correcta recuperación de errores.</text:p>
        </text:list-item>
        <text:list-item>
          <text:p text:style-name="P22">Se debe garantizar la integridad de la información y la seguridad en los mismos.</text:p>
        </text:list-item>
        <text:list-item>
          <text:p text:style-name="P23">Los contenidos deben estructurarse de forma sencilla y fácil de comprender.</text:p>
        </text:list-item>
      </text:list>
      <text:p text:style-name="P11"/>
      <text:h text:style-name="P17" text:outline-level="2"><text:span text:style-name="T1">1.</text:span><text:span text:style-name="T5">2</text:span><text:span text:style-name="T1">. Dimensiones de calidad</text:span></text:h>
      <text:p text:style-name="P4"/>
      <text:p text:style-name="P7">Para entender los objetivos de las pruebas dentro de un contexto de ingeniería web, se deben considerar sus dimensiones de calidad:</text:p>
      <text:p text:style-name="P11"/>
      <text:list xml:id="list8130856808264941741" text:style-name="L2">
        <text:list-item>
          <text:p text:style-name="P25"><text:span text:style-name="T11">Contenido<text:line-break/></text:span><text:span text:style-name="T10">Se evalúa tanto el nivel sintáctico (vocabulario, puntuación y gramática) como el semántico (corrección, consistencia y falta de ambigüedad).</text:span></text:p>
        </text:list-item>
        <text:list-item>
          <text:p text:style-name="P26">Función<text:span text:style-name="T14"><text:line-break/>Se prueba para descubrir errores de falta de conformidad con los requisitos del cliente.</text:span></text:p>
        </text:list-item>
        <text:list-item>
          <text:p text:style-name="P28">Estructura<text:span text:style-name="T14"><text:line-break/></text:span><text:span text:style-name="T15">Se valora la adecuada entrega de contenido y funci</text:span><text:span text:style-name="T14">onalidades</text:span><text:span text:style-name="T15"> de la aplicación, que </text:span><text:span text:style-name="T14">al ser modular</text:span><text:span text:style-name="T15"> es extensible y que puede soportarse conforme se agregue nuevo</text:span><text:span text:style-name="T14">s</text:span><text:span text:style-name="T15"> contenido</text:span><text:span text:style-name="T14">s</text:span><text:span text:style-name="T15"> o funcionalidad</text:span><text:span text:style-name="T14">es</text:span><text:span text:style-name="T15">.</text:span></text:p>
        </text:list-item>
        <text:list-item>
          <text:p text:style-name="P28">Usabilidad<text:line-break/><text:soft-page-break/><text:span text:style-name="T15">Se </text:span><text:span text:style-name="T14">a</text:span><text:span text:style-name="T15">segurar que la interfaz soporta a cada categoría de usuario, y que puede </text:span><text:span text:style-name="T17">desenvolverse de forma autónoma</text:span><text:span text:style-name="T14"> durante la</text:span><text:span text:style-name="T15"> navegación.</text:span></text:p>
        </text:list-item>
        <text:list-item>
          <text:p text:style-name="P27">Navegabilidad<text:line-break/><text:span text:style-name="T16">Se </text:span><text:span text:style-name="T17">asegura </text:span><text:span text:style-name="T14">toda la sintaxis y semántica de navegación para descubrir errores. </text:span><text:span text:style-name="T17">Evitando, por ejemplo, vínculos muertos, inadecuados o erróneos.</text:span></text:p>
        </text:list-item>
        <text:list-item>
          <text:p text:style-name="P29">Rendimiento<text:span text:style-name="T14"><text:line-break/></text:span><text:span text:style-name="T18">Se prueba bajo condiciones operativas, configuraciones y cargas diferentes a fin de asegurar que el sistema responde a la interacción con el usuario.</text:span></text:p>
        </text:list-item>
        <text:list-item>
          <text:p text:style-name="P27"><text:span text:style-name="T21">Compatibilidad<text:line-break/></text:span><text:span text:style-name="T18">Se prueba a ejecutar la </text:span><text:span text:style-name="T17">web</text:span><text:span text:style-name="T18"> en varias configuraciones anfitrión tanto en el lado cliente como servidor.</text:span></text:p>
        </text:list-item>
        <text:list-item>
          <text:p text:style-name="P30">Interoperabilidad<text:line-break/><text:span text:style-name="T19">Se prueba para garantizar que la </text:span><text:span text:style-name="T14">web</text:span><text:span text:style-name="T19"> tiene </text:span><text:span text:style-name="T14">una</text:span><text:span text:style-name="T19"> interfaz adecuada </text:span><text:span text:style-name="T14">para</text:span><text:span text:style-name="T19"> otras aplicaciones y/o bases de datos.</text:span></text:p>
        </text:list-item>
        <text:list-item>
          <text:p text:style-name="P30">Seguridad<text:line-break/><text:span text:style-name="T19">Se prueba a valorar las vulnerabilidades potenciales e intenta explotar cada una. </text:span><text:span text:style-name="T20">Cada intento de penetración exitoso se considera un fallo de seguridad.</text:span></text:p>
        </text:list-item>
      </text:list>
      <text:p text:style-name="P9"/>
      <text:p text:style-name="P12"/>
      <text:h text:style-name="P21" text:outline-level="2">2. Planificación de pruebas</text:h>
      <text:p text:style-name="P13"/>
      <text:p text:style-name="P5">Cada prueba de cada fase estará definida por un identificador y los campos necesarios para desempeñar la prueba en cuestión. Se deberá superar el 75% de las pruebas para poder pasar al siguiente incremento. Cada fase será evaluada independientemente, por lo que se podrá nsuspender todas las fases hasta que ésta no sea superada.</text:p>
      <text:p text:style-name="P13"/>
      <text:p text:style-name="P8">El proceso de prueba de <text:span text:style-name="T22">plataformas web </text:span>conlleva las siguientes fases <text:span text:style-name="T23">que serán aplicadas a cada uno de los tres incrementos</text:span>:</text:p>
      <text:p text:style-name="P8"/>
      <text:h text:style-name="P16" text:outline-level="2">2.1. Prueba de contenido</text:h>
      <text:h text:style-name="P18" text:outline-level="2"><text:span text:style-name="T6">2.</text:span><text:span text:style-name="T1">2. Prueba de interfaz</text:span></text:h>
      <text:h text:style-name="P19" text:outline-level="2"><text:span text:style-name="T7">2.</text:span><text:span text:style-name="T1">3. Prueba de navegació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6T19:39:16.081536507</dc:date>
    <meta:editing-duration>PT4H49M23S</meta:editing-duration>
    <meta:editing-cycles>147</meta:editing-cycles>
    <meta:document-statistic meta:table-count="0" meta:image-count="0" meta:object-count="0" meta:page-count="4" meta:paragraph-count="29" meta:word-count="510" meta:character-count="3242" meta:non-whitespace-character-count="2774"/>
  </office:meta>
</office:document-meta>
</file>